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0ee" officeooo:paragraph-rsid="000c90ee"/>
    </style:style>
    <style:style style:name="P2" style:family="paragraph" style:parent-style-name="Standard">
      <style:text-properties officeooo:rsid="000d6821" officeooo:paragraph-rsid="000d6821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0c90ee" officeooo:paragraph-rsid="000c90ee"/>
    </style:style>
    <style:style style:name="P4" style:family="paragraph" style:parent-style-name="Standard">
      <style:text-properties officeooo:paragraph-rsid="000d6821"/>
    </style:style>
    <style:style style:name="P5" style:family="paragraph" style:parent-style-name="Standard">
      <style:text-properties officeooo:rsid="001186d3" officeooo:paragraph-rsid="001186d3"/>
    </style:style>
    <style:style style:name="P6" style:family="paragraph" style:parent-style-name="Standard">
      <style:text-properties officeooo:rsid="0011f887" officeooo:paragraph-rsid="0011f887"/>
    </style:style>
    <style:style style:name="P7" style:family="paragraph" style:parent-style-name="Standard">
      <style:text-properties fo:color="#c9211e" fo:font-weight="bold" officeooo:rsid="0011f887" officeooo:paragraph-rsid="0011f887" style:font-weight-asian="bold" style:font-weight-complex="bold"/>
    </style:style>
    <style:style style:name="P8" style:family="paragraph" style:parent-style-name="Standard">
      <style:text-properties fo:color="#ff8000" fo:font-weight="bold" officeooo:rsid="0011f887" officeooo:paragraph-rsid="0011f887" style:font-weight-asian="bold" style:font-weight-complex="bold"/>
    </style:style>
    <style:style style:name="P9" style:family="paragraph" style:parent-style-name="Standard">
      <style:text-properties officeooo:paragraph-rsid="0011f887"/>
    </style:style>
    <style:style style:name="P10" style:family="paragraph" style:parent-style-name="Standard">
      <style:text-properties officeooo:rsid="00139e47" officeooo:paragraph-rsid="00139e47"/>
    </style:style>
    <style:style style:name="T1" style:family="text">
      <style:text-properties officeooo:rsid="000d6821"/>
    </style:style>
    <style:style style:name="T2" style:family="text">
      <style:text-properties officeooo:rsid="000f3b0a"/>
    </style:style>
    <style:style style:name="T3" style:family="text">
      <style:text-properties officeooo:rsid="0011f887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55308d" fo:font-weight="bold" style:font-weight-asian="bold" style:font-weight-complex="bold"/>
    </style:style>
    <style:style style:name="T6" style:family="text">
      <style:text-properties fo:color="#55308d" fo:font-weight="bold" officeooo:rsid="001186d3" style:font-weight-asian="bold" style:font-weight-complex="bold"/>
    </style:style>
    <style:style style:name="T7" style:family="text">
      <style:text-properties fo:color="#158466" fo:font-weight="bold" style:font-weight-asian="bold" style:font-weight-complex="bold"/>
    </style:style>
    <style:style style:name="T8" style:family="text">
      <style:text-properties fo:color="#ff8000" fo:font-weight="bold" officeooo:rsid="0011f88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s for Part 4</text:p>
      <text:p text:style-name="P1"/>
      <text:p text:style-name="P1">correct_answer = hash of array of arrays (multiple versions sometimes) – eight questions have eight answers, but sometimes multiple solutions are possible for one answer</text:p>
      <text:p text:style-name="P2">e.g. correct_answer = {“1” =&gt; [[“first half version1”, “first half version2”], [“second half version1”, “second half version 2”]]}</text:p>
      <text:p text:style-name="P1">answer = hash of strings – the answer is in the form of a string, but the first correct half is worth 1 point and the second one 1 point, so the candidate can get 0, 1 or 2 points</text:p>
      <text:p text:style-name="P1">0 points – both halves incorrect</text:p>
      <text:p text:style-name="P1">1 point – only one half correct, either the first or the second</text:p>
      <text:p text:style-name="P1">2 points – both halves correct</text:p>
      <text:p text:style-name="P1"/>
      <text:p text:style-name="P1">The function should:</text:p>
      <text:p text:style-name="P1">- see if the correct answer for question 1 includes:</text:p>
      <text:p text:style-name="P3">- one correct half </text:p>
      <text:p text:style-name="P3">- two correct halves</text:p>
      <text:p text:style-name="P1">- steps:</text:p>
      <text:p text:style-name="P1">- <text:span text:style-name="T1">take question one – check if the first half array - first half version is included in the correct answer</text:span></text:p>
      <text:p text:style-name="P4"><text:span text:style-name="T1">if yes – give one point – if no check if the first half array second half version is included in the correct answer – if yes give one point, if no give 0 – </text:span><text:span text:style-name="T2">move on to question two</text:span></text:p>
      <text:p text:style-name="P4"/>
      <text:p text:style-name="P4">❯ pry</text:p>
      <text:p text:style-name="P4">[1] pry(main)&gt; corr_string = "when it is | raining here"</text:p>
      <text:p text:style-name="P4">=&gt; "when it is | raining here"</text:p>
      <text:p text:style-name="P4">[2] pry(main)&gt; corr_string.split("|")</text:p>
      <text:p text:style-name="P4">=&gt; ["when it is ", " raining here"]</text:p>
      <text:p text:style-name="P4">[3] pry(main)&gt; corr_string.split("|").map {|e| e.strip.split}</text:p>
      <text:p text:style-name="P4">=&gt; [["when", "it", "is"], ["raining", "here"]]</text:p>
      <text:p text:style-name="P4">[4] pry(main)&gt; corr_string = "when it's | raining here"</text:p>
      <text:p text:style-name="P4">=&gt; "when it's | raining here"</text:p>
      <text:p text:style-name="P4">[5] pry(main)&gt; corr_string = "when it is | raining here"</text:p>
      <text:p text:style-name="P4">=&gt; "when it is | raining here"</text:p>
      <text:p text:style-name="P4">[6] pry(main)&gt; corr_string1 = "when it's | raining here"</text:p>
      <text:p text:style-name="P4">=&gt; "when it's | raining here"</text:p>
      <text:p text:style-name="P4">[7] pry(main)&gt; corr = corr_string.split("|").map {|e| e.strip.split}</text:p>
      <text:p text:style-name="P4">=&gt; [["when", "it", "is"], ["raining", "here"]]</text:p>
      <text:p text:style-name="P4">[8] pry(main)&gt; corr1 = corr_string1.split("|").map {|e| e.strip.split}</text:p>
      <text:p text:style-name="P4">=&gt; [["when", "it's"], ["raining", "here"]]</text:p>
      <text:p text:style-name="P4">[9] pry(main)&gt; answer = "when it raining here"</text:p>
      <text:p text:style-name="P4">=&gt; "when it raining here"</text:p>
      <text:p text:style-name="P4">[11] pry(main)&gt; answer.split</text:p>
      <text:p text:style-name="P4">=&gt; ["when", "it", "raining", "here"]</text:p>
      <text:p text:style-name="P4">[12] pry(main)&gt; corr[0][0] == answer.split[0]</text:p>
      <text:p text:style-name="P4">=&gt; true</text:p>
      <text:p text:style-name="P4">[13] pry(main)&gt; corr[0][1] == answer.split[1]</text:p>
      <text:p text:style-name="P4">=&gt; true</text:p>
      <text:p text:style-name="P4">[14] pry(main)&gt; corr[0][2] == answer.split[2]</text:p>
      <text:p text:style-name="P4">=&gt; false</text:p>
      <text:p text:style-name="P4">[15] pry(main)&gt; corr[1][1] == answer.split[1]</text:p>
      <text:p text:style-name="P4">=&gt; false</text:p>
      <text:p text:style-name="P4">[16] pry(main)&gt; corr[1][1] == answer.split[3]</text:p>
      <text:p text:style-name="P4">=&gt; true</text:p>
      <text:p text:style-name="P4"><text:soft-page-break/>[17] pry(main)&gt; corr[1][0] == answer.split[2]</text:p>
      <text:p text:style-name="P4">=&gt; true</text:p>
      <text:p text:style-name="P4">[18] pry(main)&gt; </text:p>
      <text:p text:style-name="P8"/>
      <text:p text:style-name="P8">Check each possible answer</text:p>
      <text:p text:style-name="P9"><text:span text:style-name="T8">For each correct version check:</text:span></text:p>
      <text:p text:style-name="P7">Has key word?</text:p>
      <text:p text:style-name="P6"><text:span text:style-name="T4">Yes</text:span> - <text:span text:style-name="T6">Has </text:span><text:span text:style-name="T5">the same number of</text:span><text:span text:style-name="T6"> elements </text:span><text:span text:style-name="T5">as the correct answer</text:span><text:span text:style-name="T6">?</text:span></text:p>
      <text:p text:style-name="P5"><text:tab/>- <text:span text:style-name="T5">Yes</text:span> – Check from left to right + Check from right to left<text:tab/>– add 1 point for each “true” – <text:span text:style-name="T3">if 2 – return 2 – stop loop.</text:span></text:p>
      <text:p text:style-name="P5"><text:tab/>- <text:span text:style-name="T5">No</text:span> – Check from left to right + Check from right to left<text:tab/>– <text:span text:style-name="T7">Yes to one or both sides</text:span> - <text:s/>give one point</text:p>
      <text:p text:style-name="P5"><text:tab/><text:tab/><text:tab/><text:tab/><text:tab/> <text:s text:c="11"/><text:tab/> <text:s text:c="7"/><text:tab/><text:tab/>– <text:span text:style-name="T7">No to both sides</text:span> – give 0</text:p>
      <text:p text:style-name="P6"><text:span text:style-name="T4">No</text:span> – give 0 points</text:p>
      <text:p text:style-name="P6"/>
      <text:p text:style-name="P6">(store points for each correct answer check)</text:p>
      <text:p text:style-name="P6"/>
      <text:p text:style-name="P6">If 2 points received, stop and return 2, if not, keep checking and, at the end, return the highest number of points.</text:p>
      <text:p text:style-name="P10">Check if it has key word. If not – give 0 poi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5:20:41.728798109</meta:creation-date>
    <dc:date>2020-08-29T00:04:07.956853873</dc:date>
    <meta:editing-duration>PT8H10M5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59" meta:word-count="486" meta:character-count="2877" meta:non-whitespace-character-count="2396"/>
  </office:meta>
</office:document-meta>
</file>